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b799" officeooo:paragraph-rsid="0009b799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9b799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ocumentação</text:p>
      <text:p text:style-name="P1"><text:span text:style-name="T1"/></text:p>
      <text:p text:style-name="P1"><text:span text:style-name="T1">Projeto:</text:span> Gerenciador de questionários</text:p>
      <text:p text:style-name="P1"><text:span text:style-name="T1">Autor:</text:span> João Batista Gomes Silva</text:p>
      <text:p text:style-name="P1"/>
      <text:p text:style-name="P1">[RF01] – O sistema deve ser capaz de cadastrar questionári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1T08:40:30.761000000</meta:creation-date>
    <dc:date>2017-04-11T09:19:14.176000000</dc:date>
    <meta:editing-duration>PT28M33S</meta:editing-duration>
    <meta:editing-cycles>1</meta:editing-cycles>
    <meta:document-statistic meta:table-count="0" meta:image-count="0" meta:object-count="0" meta:page-count="1" meta:paragraph-count="4" meta:word-count="19" meta:character-count="140" meta:non-whitespace-character-count="124"/>
    <meta:generator>LibreOffice/5.3.2.2$Windows_X86_64 LibreOffice_project/6cd4f1ef626f15116896b1d8e1398b56da0d0ee1</meta:generator>
  </office:meta>
</office:document-meta>
</file>